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Homework Wk 1</text:p>
          </table:table-cell>
          <table:table-cell office:value-type="string" calcext:value-type="string">
            <text:p>Quiz 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palvara1@poets.whittier.ed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table:number-columns-repeated="2"/>
          <table:table-cell table:formula="of:=0.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number-columns-repeated="2"/>
          <table:table-cell table:formula="of:=0.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ramir12@poets.whittier.edu</text:p>
          </table:table-cell>
          <table:table-cell table:number-columns-repeated="2"/>
          <table:table-cell table:formula="of:=0.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iswan@poets.whittier.edu</text:p>
          </table:table-cell>
          <table:table-cell table:number-columns-repeated="2"/>
          <table:table-cell table:formula="of:=0.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mtownse2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1-08">00/00/0000</text:date>, <text:time style:data-style-name="N2" text:time-value="14:12:17.466857191">00:00:00</text:time><text:s/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Jordan Hanson</meta:initial-creator>
    <meta:creation-date>2022-01-08T14:11:37</meta:creation-date>
    <dc:date>2022-01-08T15:03:43.378789905</dc:date>
    <meta:editing-duration>PT41M9S</meta:editing-duration>
    <meta:editing-cycles>13</meta:editing-cycles>
    <meta:document-statistic meta:table-count="1" meta:cell-count="65" meta:object-count="0"/>
  </office:meta>
</office:document-meta>
</file>